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6"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8"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9"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10"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11"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12" style:family="paragraph" style:parent-style-name="Text_20_body">
      <style:paragraph-properties fo:text-align="justify" style:justify-single-word="false"/>
      <style:text-properties fo:font-size="10.5pt" fo:language="fr" fo:country="FR" officeooo:rsid="000e9e42" officeooo:paragraph-rsid="000e9e42" style:font-size-asian="10.5pt" style:language-asian="zxx" style:country-asian="none" style:font-size-complex="10.5pt" style:language-complex="zxx" style:country-complex="none"/>
    </style:style>
    <style:style style:name="P13" style:family="paragraph" style:parent-style-name="Text_20_body">
      <style:text-properties officeooo:rsid="000feb72" officeooo:paragraph-rsid="000feb72"/>
    </style:style>
    <style:style style:name="P14" style:family="paragraph" style:parent-style-name="Footnote">
      <style:text-properties officeooo:paragraph-rsid="000afbe8"/>
    </style:style>
    <style:style style:name="P15" style:family="paragraph" style:parent-style-name="Footnote">
      <style:text-properties officeooo:rsid="000afbe8" officeooo:paragraph-rsid="000afbe8"/>
    </style:style>
    <style:style style:name="P16" style:family="paragraph" style:parent-style-name="Heading_20_4">
      <style:text-properties officeooo:rsid="000e9e42" officeooo:paragraph-rsid="000e9e42"/>
    </style:style>
    <style:style style:name="P17"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18"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19"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20"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21"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22"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23"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6"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27"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28"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29"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30"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1" style:family="paragraph" style:parent-style-name="Text_20_body">
      <style:text-properties fo:font-size="10.5pt" style:font-size-asian="10.5pt" style:font-size-complex="10.5pt"/>
    </style:style>
    <style:style style:name="P32"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33"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officeooo:rsid="0027450e" style:font-size-asian="10.5pt" style:font-style-asian="normal" style:font-weight-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723f8" style:font-style-asian="normal" style:font-weight-asian="normal" style:font-style-complex="normal" style:font-weight-complex="normal"/>
    </style:style>
    <style:style style:name="T17" style:family="text">
      <style:text-properties fo:font-style="italic" officeooo:rsid="000afbe8" style:font-style-asian="italic" style:font-style-complex="italic"/>
    </style:style>
    <style:style style:name="T18" style:family="text">
      <style:text-properties fo:font-style="italic" officeooo:rsid="000b7c71" style:font-style-asian="italic" style:font-style-complex="italic"/>
    </style:style>
    <style:style style:name="T19" style:family="text">
      <style:text-properties fo:font-style="italic" officeooo:rsid="002719fb" style:font-style-asian="italic" style:font-weight-asian="normal" style:font-style-complex="italic"/>
    </style:style>
    <style:style style:name="T20" style:family="text">
      <style:text-properties fo:font-style="italic" fo:font-weight="normal" officeooo:rsid="002723f8" style:font-style-asian="italic" style:font-weight-asian="normal" style:font-style-complex="italic" style:font-weight-complex="normal"/>
    </style:style>
    <style:style style:name="T21" style:family="text">
      <style:text-properties officeooo:rsid="000b7c71"/>
    </style:style>
    <style:style style:name="T22" style:family="text">
      <style:text-properties fo:font-weight="bold" style:font-weight-asian="bold" style:font-weight-complex="bold"/>
    </style:style>
    <style:style style:name="T23" style:family="text">
      <style:text-properties fo:font-weight="bold" officeooo:rsid="000afbe8" style:font-weight-asian="bold" style:font-weight-complex="bold"/>
    </style:style>
    <style:style style:name="T24" style:family="text">
      <style:text-properties fo:font-weight="bold" officeooo:rsid="000b7c71" style:font-weight-asian="bold" style:font-weight-complex="bold"/>
    </style:style>
    <style:style style:name="T25" style:family="text">
      <style:text-properties officeooo:rsid="000d711a"/>
    </style:style>
    <style:style style:name="T26"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27"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28"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29" style:family="text">
      <style:text-properties fo:font-size="10.5pt" style:font-size-asian="10.5pt" style:font-size-complex="10.5pt"/>
    </style:style>
    <style:style style:name="T30" style:family="text">
      <style:text-properties officeooo:rsid="000e9e42"/>
    </style:style>
    <style:style style:name="T31" style:family="text">
      <style:text-properties officeooo:rsid="001018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P4"/>
      <text:p text:style-name="P9">→<text:span text:style-name="T21"> </text:span><text:span text:style-name="T22">Constat </text:span>: <text:span text:style-name="T12">'étude « </text:span><text:span text:style-name="T19">L'évaluation des écosystèmes pour le Millénaire </text:span><text:span text:style-name="T12">» a conclu que le rythme actuel d'extinction des espèces est cent fois plus rapide que le rythme d'extinction naturel.</text:span></text:p>
      <text:p text:style-name="P9"><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14"><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7">Rapport Brundtland</text:span><text:span text:style-name="T4">, p. 179</text:span></text:p><text:p text:style-name="P15">http://www.diplomatie.gouv.fr/fr/sites/odyssee-developpement-durable/files/5/rapport_brundtland.pdf</text:p></text:note-body></text:note></text:span></text:p>
      <text:p text:style-name="P10">→<text:span text:style-name="T4"> </text:span><text:s/><text:span text:style-name="T23">A</text:span><text:span text:style-name="T22">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5211825594113111015" text:style-name="L1">
        <text:list-item>
          <text:p text:style-name="P23"><text:span text:style-name="T5">Loi <text:s/></text:span><text:span text:style-name="T6">76-629 relative à la protection de la nature</text:span></text:p>
        </text:list-item>
        <text:list-item>
          <text:p text:style-name="P26">Décret n°77-1141</text:p>
        </text:list-item>
        <text:list-item>
          <text:p text:style-name="P27">Ordonnance 2001-321 transposant l'article 6 alinéa 4 de la directive « Habitat » 92/43/CEE</text:p>
        </text:list-item>
        <text:list-item>
          <text:p text:style-name="P23"><text:span text:style-name="T5">L</text:span><text:span text:style-name="T8">oi n° 2009-967 de programmation relative à la mise en œuvre du Grenelle Environnement</text:span></text:p>
        </text:list-item>
        <text:list-item>
          <text:p text:style-name="P17"><text:span text:style-name="T9">D</text:span><text:span text:style-name="T5">écret n° 2011-2019 portant réforme des études d'impact</text:span></text:p>
        </text:list-item>
      </text:list>
      <text:p text:style-name="P3"/>
      <text:p text:style-name="P11">→ <text:span text:style-name="T22">éléments d'étude comparative : </text:span><text:span text:style-name="T24">à partir de : </text:span><text:span text:style-name="T16">« Compenser les atteintes à la biodiversité : expériences internationales et enseignements pour la France », </text:span><text:span text:style-name="T20">Le point sur</text:span><text:span text:style-name="T16">, <text:s/>n°133 Commissariat général au développement durable</text:span><text:span text:style-name="T20">, </text:span><text:span text:style-name="T16">aout 2012, 4 p.</text:span></text:p>
      <text:p text:style-name="P12"><text:span text:style-name="T16">C</text:span><text:span text:style-name="T15">ompensation unique / banque de compensation / fonds de compensation</text:span></text:p>
      <text:p text:style-name="P8"><text:span text:style-name="T26">P</text:span><text:span text:style-name="T27">B : Les mesures compensatoires remplissent-elles le rôle qui leur est assigné ? </text:span><text:span text:style-name="T28">Les mesures compensatoires compensent-elles efficacement ?</text:span></text:p>
      <text:h text:style-name="Heading_20_3" text:outline-level="3">I. <text:span text:style-name="T30">Un outil de dernier recours visant à supprimer tout impact sur l'environnement (Le rôle des mesures compensatoires)</text:span></text:h>
      <text:h text:style-name="Heading_20_4" text:outline-level="4">A. <text:span text:style-name="T30">Cadre des études</text:span></text:h>
      <text:p text:style-name="P7"><text:toc-mark-start text:id="IMark70540248" text:outline-level="7"/>1. <text:s/>présentation du cadre des études d'impact environnemental<text:toc-mark-end text:id="IMark70540248"/></text:p>
      <text:p text:style-name="P28">Art. R. 122-5 II 7° du Code de l'envieonnement :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8">→<text:span text:style-name="T30"> Importance de l'ntification des impacts dans l'étude d'impact : éléments constitutifs de l'étude d'impact</text:span></text:p>
      <text:p text:style-name="P28">→<text:span text:style-name="T30">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5"><text:toc-mark-start text:id="IMark70728072" text:outline-level="1"/><text:span text:style-name="T25">2.</text:span> <text:span text:style-name="T21">L'inscription des mesures compensatoires dans le cadre d'activités autorisées et dans les </text:span><text:soft-page-break/><text:span text:style-name="T21">outils de planification</text:span><text:toc-mark-end text:id="IMark70728072"/></text:p>
      <text:p text:style-name="P28">Natura 2000 (art. R. 414-23 IV 2) <text:s/>// espèces protégées (rrêté du 19 février 2007 fixant les conditions de demande et d’instruction des dérogations définies au 4° de l’article L.411-2 du Code de l'envieonnement) // eau et milieux aquatiques (art. R. 214-6 4° et R. 214-32 4° du Code de l'envieonnement) // défrichement (art. L. 311-4 du code forestier)</text:p>
      <text:p text:style-name="P10"/>
      <text:p text:style-name="P10">- <text:span text:style-name="T2">le cadre des mesures compensatoires : l'étude d'impact environnementale</text:span></text:p>
      <text:p text:style-name="P6"><text:toc-mark-start text:id="IMark70963512" text:outline-level="1"/><text:span text:style-name="T21">3.</text:span> <text:toc-mark-start text:id="IMark70966152" text:outline-level="1"/><text:span text:style-name="T21">Les mesures compensatoires sont des mesures de dernier recours</text:span><text:toc-mark-end text:id="IMark70966152"/><text:toc-mark-end text:id="IMark70963512"/></text:p>
      <text:p text:style-name="P29">Doctrine nationale : «  <text:span text:style-name="T13">éviter, réduire, compenser »</text:span></text:p>
      <text:p text:style-name="P20">* Donner la priorité à l'évitement, puis à la réduction,</text:p>
      <text:p text:style-name="P20">* Assurer la cohérence et la complémentarité des mesures environnementales prises au titre de différentes procédures,</text:p>
      <text:p text:style-name="P20">*<text:span text:style-name="T21">de la difficulté d'i</text:span>dentifier <text:span text:style-name="T21">(</text:span><text:span text:style-name="T18">a priori</text:span><text:span text:style-name="T10">)</text:span> et <text:span text:style-name="T21">de</text:span> caractériser les impacts <text:span text:style-name="T21">résiduels</text:span></text:p>
      <text:p text:style-name="P1"/>
      <text:h text:style-name="Heading_20_4" text:outline-level="4"><text:span text:style-name="T3">B</text:span>. L<text:span text:style-name="T25">es outils au service de la compensation</text:span></text:h>
      <text:p text:style-name="P7">1. le préalable écologique : l'évaluation du niveau des impacts résiduels</text:p>
      <text:p text:style-name="P30">- </text:p>
      <text:p text:style-name="P30">- <text:span text:style-name="T25">difficulté des paramères à prendre en compte : complexité d'un milieu :</text:span></text:p>
      <text:p text:style-name="P30">- <text:span text:style-name="T25">apport de la TVB</text:span></text:p>
      <text:p text:style-name="P7">2. l'apport des outils économétriques</text:p>
      <text:p text:style-name="P33"><text:s/><text:span text:style-name="T29">trois outils de quantification des atteintes à l'environnement :</text:span></text:p>
      <text:p text:style-name="P22">- les dommages et intérêts prévus par la loi ;</text:p>
      <text:p text:style-name="P22">- la valeur des services rendus par les écosystèmes ;</text:p>
      <text:p text:style-name="P19">- valeurs d'échanges éventuelles.</text:p>
      <text:p text:style-name="P2"/>
      <text:p text:style-name="P5"><text:span text:style-name="T25">3.</text:span> <text:span text:style-name="T25">Les outils juridiques de pérennisation de la compensation</text:span></text:p>
      <text:p text:style-name="P21">- la voie amiable, </text:p>
      <text:p text:style-name="P21">- le droit de préemption, </text:p>
      <text:p text:style-name="P18">- l’expropriation pour cause d’utilité publique</text:p>
      <text:p text:style-name="P4"/>
      <text:h text:style-name="Heading_20_3" text:outline-level="3"><text:span text:style-name="T1">I</text:span>I. <text:span text:style-name="T1">De la difficulté de compenser</text:span></text:h>
      <text:p text:style-name="P31">Tout n'est pas compensable / situation d'irreversibilité</text:p>
      <text:h text:style-name="P16" text:outline-level="4">A. Difficultés dans le cadre de l'étude d'impact</text:h>
      <text:p text:style-name="P13"><text:span text:style-name="T31">Cf. </text:span>LA COMPENSATION ÉCOLOGIQUE ÉTAT DES LIEUX &amp; RECOMMANDATIONS</text:p>
      <text:h text:style-name="Heading_20_4" text:outline-level="4"><text:span text:style-name="T2">B</text:span>. <text:span text:style-name="T1">monétarisation de la biodiversité</text:span></text:h>
      <text:p text:style-name="P11">- <text:span text:style-name="T30">qu'est ce qu'on compense ? Tout n'est pas compensable / espèces protégées / nature / ordinaire / services écologiques /etc</text:span></text:p>
      <text:p text:style-name="P11">- <text:span text:style-name="T1">problèmes éthiques : constitue un permis de polluer (Kenya)</text:span></text:p>
      <text:p text:style-name="P10"><text:soft-page-break/>- <text:span text:style-name="T1">problèmes méthodologiques vis-à-vis de la diversité et de la complexité des situations</text:span></text:p>
      <text:p text:style-name="P4"/>
      <text:h text:style-name="Heading_20_3" text:outline-level="3"><text:span text:style-name="T2">C</text:span>. <text:span text:style-name="T1">Effectivité des mesures compensatoires</text:span></text:h>
      <text:p text:style-name="P11">- <text:span text:style-name="T30">Où compenser ? In situ / ailleurs / problèmes avec les agriculteurs, etc.</text:span></text:p>
      <text:p text:style-name="P11">- <text:span text:style-name="T30">Difficulté d'appliquer l'obligation légale de compensation</text:span></text:p>
      <text:p text:style-name="P10">- <text:span text:style-name="T21">La difficulté de périnisation des mesures compensato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19T00:43:56.439802063</dc:date>
    <meta:editing-duration>PT49S</meta:editing-duration>
    <meta:editing-cycles>2</meta:editing-cycles>
    <meta:generator>LibreOffice/4.2.4.2$Linux_X86_64 LibreOffice_project/420m0$Build-2</meta:generator>
    <meta:document-statistic meta:table-count="0" meta:image-count="0" meta:object-count="0" meta:page-count="3" meta:paragraph-count="54" meta:word-count="784" meta:character-count="5115" meta:non-whitespace-character-count="4379"/>
  </office:meta>
</office:document-meta>
</file>